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italic">ITR</mi>
      <mo stretchy="false">=</mo>
      <mfrac>
        <mrow>
          <msub>
            <mi>log</mi>
            <mn>2</mn>
          </msub>
          <mrow>
            <mi>N</mi>
            <mo stretchy="false">+</mo>
            <mi mathvariant="italic">Acc</mi>
          </mrow>
          <msub>
            <mi>log</mi>
            <mn>2</mn>
          </msub>
          <mrow>
            <mi mathvariant="italic">Acc</mi>
            <mo stretchy="false">+</mo>
            <mrow>
              <mo fence="true" stretchy="false">(</mo>
              <mrow>
                <mrow>
                  <mn>1</mn>
                  <mi>−</mi>
                  <mi mathvariant="italic">Acc</mi>
                </mrow>
              </mrow>
              <mo fence="true" stretchy="false">)</mo>
            </mrow>
          </mrow>
          <msub>
            <mi>log</mi>
            <mn>2</mn>
          </msub>
          <mfrac>
            <mrow>
              <mn>1</mn>
              <mi>−</mi>
              <mi mathvariant="italic">Acc</mi>
            </mrow>
            <mrow>
              <mi>N</mi>
              <mi>−</mi>
              <mn>1</mn>
            </mrow>
          </mfrac>
        </mrow>
        <mrow>
          <mi mathvariant="italic">RT</mi>
          <mo stretchy="false">/</mo>
          <mn>60</mn>
        </mrow>
      </mfrac>
    </mrow>
    <annotation encoding="StarMath 5.0">ITR = { log_2 N + Acc log_2 Acc + (1−Acc) log_2 { {1 − Acc} over {N − 1} } } over {RT/60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4:23:20.730208452</meta:creation-date>
    <dc:date>2015-07-23T14:36:26.151723315</dc:date>
    <meta:editing-duration>PT8M15S</meta:editing-duration>
    <meta:editing-cycles>5</meta:editing-cycles>
    <meta:generator>LibreOffice/4.4.2.2$Linux_X86_64 LibreOffice_project/40m0$Build-2</meta:generator>
  </office:meta>
</office:document-meta>
</file>